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miri" fo:font-size="14pt" officeooo:rsid="000f445f" officeooo:paragraph-rsid="000f445f" style:font-size-asian="14pt" style:font-name-complex="Amiri" style:font-size-complex="14pt"/>
    </style:style>
    <style:style style:name="P2" style:family="paragraph" style:parent-style-name="Standard">
      <style:paragraph-properties fo:line-height="150%"/>
      <style:text-properties style:font-name="Amiri" fo:font-size="14pt" officeooo:rsid="000f445f" officeooo:paragraph-rsid="00116dc2" style:font-size-asian="14pt" style:font-name-complex="Amiri" style:font-size-complex="14pt"/>
    </style:style>
    <style:style style:name="P3" style:family="paragraph" style:parent-style-name="Standard">
      <style:paragraph-properties fo:line-height="150%"/>
      <style:text-properties style:font-name="Amiri" fo:font-size="14pt" officeooo:rsid="00133b65" officeooo:paragraph-rsid="00133b65" style:font-size-asian="14pt" style:font-name-complex="Amiri" style:font-size-complex="14pt"/>
    </style:style>
    <style:style style:name="P4" style:family="paragraph" style:parent-style-name="Standard">
      <style:paragraph-properties fo:line-height="150%"/>
      <style:text-properties fo:font-size="14pt" officeooo:paragraph-rsid="000f445f" style:font-size-asian="14pt" style:font-size-complex="14pt"/>
    </style:style>
    <style:style style:name="T1" style:family="text">
      <style:text-properties style:font-name="Amiri" fo:font-size="18pt" officeooo:rsid="000f445f" style:font-size-asian="18pt" style:font-name-complex="Amiri" style:font-size-complex="18pt"/>
    </style:style>
    <style:style style:name="T2" style:family="text">
      <style:text-properties style:font-name="Amiri" fo:font-size="18pt" officeooo:rsid="00116dc2" style:font-size-asian="18pt" style:font-name-complex="Amiri" style:font-size-complex="18pt"/>
    </style:style>
    <style:style style:name="T3" style:family="text">
      <style:text-properties style:font-name="Amiri" officeooo:rsid="000f445f" style:font-name-complex="Amiri"/>
    </style:style>
    <style:style style:name="T4" style:family="text">
      <style:text-properties style:font-name="Amiri" officeooo:rsid="00116dc2" style:font-name-complex="Amiri"/>
    </style:style>
    <style:style style:name="T5" style:family="text">
      <style:text-properties officeooo:rsid="0010c4cf"/>
    </style:style>
    <style:style style:name="T6" style:family="text">
      <style:text-properties officeooo:rsid="00116dc2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606*" fo:start-indent="0in" fo:end-indent="0in"/>
          <style:column style:rel-width="1606*" fo:start-indent="0in" fo:end-indent="0in"/>
          <style:column style:rel-width="1606*" fo:start-indent="0in" fo:end-indent="0in"/>
          <style:column style:rel-width="1606*" fo:start-indent="0in" fo:end-indent="0in"/>
          <style:column style:rel-width="1606*" fo:start-indent="0in" fo:end-indent="0in"/>
          <style:column style:rel-width="160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. فَعْل</text:p>
        <text:p text:style-name="P1">2. فِعْل</text:p>
        <text:p text:style-name="P1">3. فُعْل</text:p>
        <text:p text:style-name="P1">4. فَعَل</text:p>
        <text:p text:style-name="P1">5. فَعِل</text:p>
        <text:p text:style-name="P1">6. فَعُل</text:p>
        <text:p text:style-name="P1">7. فِعَل</text:p>
        <text:p text:style-name="P1">8. فِعِل</text:p>
        <text:p text:style-name="P1">9. فُعَل</text:p>
        <text:p text:style-name="P1">10. فُعُل</text:p>
        <text:p text:style-name="P1">11. فُعَّل</text:p>
        <text:p text:style-name="P1">12.فِعَلّ</text:p>
        <text:p text:style-name="P1">13. فُعُلّ</text:p>
        <text:p text:style-name="P1">14. أَفْعَل</text:p>
        <text:p text:style-name="P1">15. أَفْعِل</text:p>
        <text:p text:style-name="P1">16. أَفْعُل</text:p>
        <text:p text:style-name="P1">17. مَفْعَل</text:p>
        <text:p text:style-name="P1">18. مَفْعِل</text:p>
        <text:p text:style-name="P1">19. مَفْعُل</text:p>
        <text:p text:style-name="P1">20. مِفْعَل</text:p>
        <text:p text:style-name="P1">21. فَاعِل</text:p>
        <text:p text:style-name="P1">22. فَعَال</text:p>
        <text:p text:style-name="P1">23. فِعَال</text:p>
        <text:p text:style-name="P1">24. فُعَال</text:p>
        <text:p text:style-name="P1">25. فَعِيل</text:p>
        <text:p text:style-name="P1">26. فَعُول</text:p>
        <text:p text:style-name="P1">27. فُعُول</text:p>
        <text:p text:style-name="P1">28. فَعَّال</text:p>
        <text:p text:style-name="P1">29. فُعَّال</text:p>
        <text:p text:style-name="P1">30. فِعِّيل</text:p>
        <text:p text:style-name="P1">31. فَعُّول</text:p>
        <text:p text:style-name="P1">32. فُعُّول</text:p>
        <text:p text:style-name="P1">33. فَعْلَان</text:p>
        <text:p text:style-name="P1">34. فِعْلَان</text:p>
        <text:p text:style-name="P1">35. فُعْلَان</text:p>
        <text:p text:style-name="P1">36. فَعَلَان</text:p>
        <text:p text:style-name="P1">37. أَفَاعِل</text:p>
        <text:p text:style-name="P1">38. أَفْعَال</text:p>
        <text:p text:style-name="P1">39. إِفْعِيل</text:p>
        <text:p text:style-name="P1">40. فَاعُول</text:p>
        <text:p text:style-name="P1">41. فَوَاعِل</text:p>
        <text:p text:style-name="P1">42. فَعْلَاء</text:p>
        <text:p text:style-name="P1">43. فُعَلَاء</text:p>
        <text:p text:style-name="P1">44. <text:span text:style-name="T5">مَفَاعِل</text:span></text:p>
        <text:p text:style-name="P1">45. <text:span text:style-name="T6">مِفْعَال</text:span></text:p>
        <text:p text:style-name="P1">46. <text:span text:style-name="T6">فَعَائِل</text:span></text:p>
        <text:p text:style-name="P1">47. <text:span text:style-name="T6">فَعَالِل</text:span></text:p>
        <text:p text:style-name="P1">48. <text:span text:style-name="T6">فَعْلَال</text:span></text:p>
        <text:p text:style-name="P2">49. <text:span text:style-name="T6">فِعْلَال</text:span></text:p>
        <text:p text:style-name="P2">50. <text:span text:style-name="T6">فُعْلَال</text:span></text:p>
        <text:p text:style-name="P1">51. <text:span text:style-name="T6">فَعْلَل</text:span></text:p>
        <text:p text:style-name="P2">52. <text:span text:style-name="T6">فِعْلَل</text:span></text:p>
        <text:p text:style-name="P2">53. <text:span text:style-name="T6">فِعْلِل</text:span></text:p>
        <text:p text:style-name="P2">54. <text:span text:style-name="T6">فُعْلُل</text:span></text:p>
        <text:p text:style-name="P2">55. <text:span text:style-name="T6">فُعَلِل</text:span></text:p>
        <text:p text:style-name="P1">56. <text:span text:style-name="T6">فَعَلَّل</text:span></text:p>
        <text:p text:style-name="P2">57. <text:span text:style-name="T6">فُعَلَّل</text:span></text:p>
        <text:p text:style-name="P1">58. <text:span text:style-name="T6">فِعْلَلّ</text:span></text:p>
        <text:p text:style-name="P1">59. <text:span text:style-name="T6">فَعْلَلِل</text:span></text:p>
        <text:p text:style-name="P1">60. <text:span text:style-name="T6">فَعْلُوت</text:span></text:p>
        <text:p text:style-name="P1">61. <text:span text:style-name="T6">تَفَعْلُل</text:span></text:p>
        <text:p text:style-name="P4"><text:span text:style-name="T3">62. </text:span><text:span text:style-name="T4">تَفْعَال</text:span></text:p>
        <text:p text:style-name="P1">63. <text:span text:style-name="T6">تَفَاعِل</text:span></text:p>
        <text:p text:style-name="P1">64. <text:span text:style-name="T6">تَفَاعِيل</text:span></text:p>
        <text:p text:style-name="P1">65. <text:span text:style-name="T6">مَفَاعِيل</text:span></text:p>
        <text:p text:style-name="P1">66. <text:span text:style-name="T6">فَوَاعِيل</text:span></text:p>
        <text:p text:style-name="P1">67. <text:span text:style-name="T6">فَعَالِيل</text:span></text:p>
        <text:p text:style-name="P1">68. <text:span text:style-name="T6">أَفْعِلَاء</text:span></text:p>
        <text:p text:style-name="P1">69. <text:span text:style-name="T6">أَفَاعِيل</text:span></text:p>
        <text:p text:style-name="P1">70. <text:span text:style-name="T6">فَعَاعِيل</text:span></text:p>
        <text:p text:style-name="P3">101. فَاعِل/مُفَعْلِق</text:p>
        <text:p text:style-name="P3">102. مَفْعُول/مُفَعْلَق</text:p>
        <text:p text:style-name="P3">103. فَعْلَقَة</text:p>
        <text:p text:style-name="P3">201. مُفَعِّل/مُتَفَعْلِق</text:p>
        <text:p text:style-name="P3">202. مُفَعَّل/مُتَفَعْلَق</text:p>
        <text:p text:style-name="P3">203. تَفْعِيل/تَفَعْلُق</text:p>
        <text:p text:style-name="P3">204. تَفْعِلَة</text:p>
        <text:p text:style-name="P3">301. مُفَاعِل/مُفْعَنْلِق</text:p>
        <text:p text:style-name="P3">302. مُفَاعَل/مُفْعَنْلَق</text:p>
        <text:p text:style-name="P3">303. مُفَاعَلَة/افْعِنْلَاق</text:p>
        <text:p text:style-name="P3">401. مُفْعِل/مُفْعَلِقّ</text:p>
        <text:p text:style-name="P3">402. مُفْعَل/مُفْعَلَقّ</text:p>
        <text:p text:style-name="P3">403. إِفْعَال/اِفْعِلْقَاق</text:p>
        <text:p text:style-name="P3">etc.</text:p>
        <text:p text:style-name="P3"/>
        <text:p text:style-name="P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1:08:48.629558675</meta:creation-date>
    <dc:date>2022-02-10T11:42:08.885018978</dc:date>
    <meta:editing-duration>PT21M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4" meta:word-count="166" meta:character-count="778" meta:non-whitespace-character-count="696"/>
  </office:meta>
</office:document-meta>
</file>